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리얼에듀게임: 구구단 게임 </text:p>
      <text:p text:style-name="P1"/>
      <text:p text:style-name="P2">[2014-9-27]</text:p>
      <text:list xml:id="list2372997752934381103" text:style-name="L2">
        <text:list-item>
          <text:p text:style-name="P3">이름은 구구단 게임이지만, 구구단은 기본이고 수학의 더 많은 것을 다룬다. 지금은 2자리수 곱셈과 2차 방정식 근을 구하는 것을 포함해 두었다. 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18:36:50.309411421</meta:creation-date>
    <meta:generator>LibreOffice/4.2.6.3$Linux_x86 LibreOffice_project/420m0$Build-3</meta:generator>
    <dc:date>2014-09-27T21:14:32.391871093</dc:date>
    <meta:editing-duration>P0D</meta:editing-duration>
    <meta:editing-cycles>1</meta:editing-cycles>
    <meta:document-statistic meta:table-count="0" meta:image-count="0" meta:object-count="0" meta:page-count="1" meta:paragraph-count="4" meta:word-count="76" meta:character-count="109" meta:non-whitespace-character-count="86"/>
  </office:meta>
</office:document-meta>
</file>